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STAT_5f_2014.csv" style:display-name="PageStyle_D_Social_Unemployment_Rate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